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05e03" officeooo:paragraph-rsid="00105e03"/>
    </style:style>
    <style:style style:name="P2" style:family="paragraph" style:parent-style-name="Standard">
      <style:paragraph-properties fo:text-align="center" style:justify-single-word="false"/>
      <style:text-properties officeooo:rsid="00105e03" officeooo:paragraph-rsid="00105e03"/>
    </style:style>
    <style:style style:name="P3" style:family="paragraph" style:parent-style-name="Standard">
      <style:paragraph-properties fo:text-align="start" style:justify-single-word="false"/>
      <style:text-properties officeooo:rsid="00105e03" officeooo:paragraph-rsid="00105e03"/>
    </style:style>
    <style:style style:name="P4" style:family="paragraph" style:parent-style-name="Standard">
      <style:text-properties officeooo:rsid="00105e03" officeooo:paragraph-rsid="0011901a"/>
    </style:style>
    <style:style style:name="P5" style:family="paragraph" style:parent-style-name="Standard">
      <style:text-properties officeooo:rsid="00105e03" officeooo:paragraph-rsid="0012adb8"/>
    </style:style>
    <style:style style:name="P6" style:family="paragraph" style:parent-style-name="Standard">
      <style:text-properties fo:font-weight="bold" officeooo:rsid="00105e03" officeooo:paragraph-rsid="00105e03" style:font-weight-asian="bold" style:font-weight-complex="bold"/>
    </style:style>
    <style:style style:name="P7" style:family="paragraph" style:parent-style-name="Standard" style:list-style-name="L1">
      <style:text-properties officeooo:rsid="00105e03" officeooo:paragraph-rsid="00105e03"/>
    </style:style>
    <style:style style:name="P8" style:family="paragraph" style:parent-style-name="Standard" style:list-style-name="L1">
      <style:paragraph-properties fo:text-align="center" style:justify-single-word="false"/>
      <style:text-properties officeooo:rsid="00105e03" officeooo:paragraph-rsid="00105e03"/>
    </style:style>
    <style:style style:name="P9" style:family="paragraph" style:parent-style-name="Standard">
      <style:text-properties officeooo:rsid="00105e03" officeooo:paragraph-rsid="00105e03"/>
    </style:style>
    <style:style style:name="P10" style:family="paragraph" style:parent-style-name="Standard">
      <style:paragraph-properties fo:text-align="start" style:justify-single-word="false"/>
      <style:text-properties officeooo:rsid="00105e03" officeooo:paragraph-rsid="00105e03"/>
    </style:style>
    <style:style style:name="P11" style:family="paragraph" style:parent-style-name="Standard">
      <style:text-properties fo:font-weight="bold" officeooo:rsid="00105e03" officeooo:paragraph-rsid="00105e03" style:font-weight-asian="bold" style:font-weight-complex="bold"/>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Home Health Compare Flat Files </text:p>
      <text:p text:style-name="P1"/>
      <text:p text:style-name="P1">In the Home Health Compare comma separated value (CSV) file set, there are eight (8) flat files: </text:p>
      <text:p text:style-name="P1"/>
      <text:list xml:id="list5077367638045276764" text:style-name="L1">
        <text:list-item>
          <text:p text:style-name="P7">HHC_SOCRATA_PRVDR.csv </text:p>
          <text:p text:style-name="P7"/>
        </text:list-item>
        <text:list-item>
          <text:p text:style-name="P7">HHC_SOCRATA_STATE.csv </text:p>
          <text:p text:style-name="P7"/>
        </text:list-item>
        <text:list-item>
          <text:p text:style-name="P7">HHHC_SOCRATA_NATIONAL.csv </text:p>
          <text:p text:style-name="P8"/>
        </text:list-item>
        <text:list-item>
          <text:p text:style-name="P7">HHC_SOCRATA_ZIP.csv </text:p>
          <text:p text:style-name="P8"/>
        </text:list-item>
        <text:list-item>
          <text:p text:style-name="P7">HHC_SOCRATA_HHCAHPS_PRVDR.csv </text:p>
          <text:p text:style-name="P7"/>
        </text:list-item>
        <text:list-item>
          <text:p text:style-name="P7">HHC_SOCRATA_HHCAHPS_NATIONAL.csv </text:p>
          <text:p text:style-name="P7"/>
        </text:list-item>
        <text:list-item>
          <text:p text:style-name="P7">HHC_SOCRATA_HHCAHPS_STATE.csv </text:p>
          <text:p text:style-name="P7"/>
        </text:list-item>
        <text:list-item>
          <text:p text:style-name="P7">HHC_SOCRATA_MSR_DT_RNG.csv </text:p>
        </text:list-item>
      </text:list>
      <text:p text:style-name="P1"/>
      <text:p text:style-name="P1"/>
      <text:p text:style-name="P6">HHC_SOCRATA_PRVDR.csv (54 columns) </text:p>
      <text:p text:style-name="P1"/>
      <text:p text:style-name="P1">This file contains information on the home health agency, the type of services offered to patients, and the values of the star rating and patient outcome and process quality measures reported on Home Health Compare. </text:p>
      <text:p text:style-name="P1"/>
      <text:p text:style-name="P1">The columns include the following information. </text:p>
      <text:p text:style-name="P1">1. State (Text) – The two character postal code for the state or territory in which the home health </text:p>
      <text:p text:style-name="P1">agency is located. </text:p>
      <text:p text:style-name="P1"/>
      <text:p text:style-name="P1">2. CMS Certification Number (CCN) (Text) – The six character identification number assigned to </text:p>
      <text:p text:style-name="P1">the home health agency by CMS. </text:p>
      <text:p text:style-name="P1"/>
      <text:p text:style-name="P1">3. Provider Name (Text) – The name of the home health agency as it appears in the CMS </text:p>
      <text:p text:style-name="P1">certification system. </text:p>
      <text:p text:style-name="P1"/>
      <text:p text:style-name="P1">4. Address (Text) – The street address of the home health agency. </text:p>
      <text:p text:style-name="P1"/>
      <text:p text:style-name="P1">5. City (Text) – The city in which the home health agency is located. </text:p>
      <text:p text:style-name="P1"/>
      <text:p text:style-name="P1">6. ZIP (Text) – The five-digit ZIP code of the home health agency. </text:p>
      <text:p text:style-name="P3"/>
      <text:p text:style-name="P1">7. Phone (Text) – The ten-digit telephone number of the home health agency. </text:p>
      <text:p text:style-name="P3"/>
      <text:p text:style-name="P1">8. Type of Ownership (Text) – The general control type of the home health agency. Categories </text:p>
      <text:p text:style-name="P1">include: </text:p>
      <text:p text:style-name="P1"/>
      <text:p text:style-name="P1"> Non-Profit – Religious</text:p>
      <text:p text:style-name="P1"> Non-Profit – Private </text:p>
      <text:p text:style-name="P1"> Non-Profit – Other </text:p>
      <text:p text:style-name="P1"> Proprietary </text:p>
      <text:p text:style-name="P1"><text:soft-page-break/> Government – State/County </text:p>
      <text:p text:style-name="P1"> Government – Combination Government &amp; Voluntary </text:p>
      <text:p text:style-name="P1"> Government – Local </text:p>
      <text:p text:style-name="P1"/>
      <text:p text:style-name="P1">9. Offers Nursing Care Services (Text) – Yes or No </text:p>
      <text:p text:style-name="P1"/>
      <text:p text:style-name="P1">10. Offers Physical Therapy Services (Text) – Yes or No </text:p>
      <text:p text:style-name="P1"/>
      <text:p text:style-name="P1">11. Offers Occupational Therapy Services (Text) – Yes or No </text:p>
      <text:p text:style-name="P1"/>
      <text:p text:style-name="P1">12. Offers Speech Pathology Services (Text) – Yes or No </text:p>
      <text:p text:style-name="P1"/>
      <text:p text:style-name="P5">13. Offers Medical Social Services (Text) – Yes or No</text:p>
      <text:p text:style-name="P5"/>
      <text:p text:style-name="P5">14. Offers Home Health Aide Services (Text) – Yes or No </text:p>
      <text:p text:style-name="P1"/>
      <text:p text:style-name="P1">15. Date Certified (Date) – The original date the home health agency was certified to participate in </text:p>
      <text:p text:style-name="P1">the Medicare program. </text:p>
      <text:p text:style-name="P1"/>
      <text:p text:style-name="P1">16. Quality of patient care star rating (Numeric) – A numeric rating from 1 through 5, in increments </text:p>
      <text:p text:style-name="P1">of 0.5. </text:p>
      <text:p text:style-name="P1"/>
      <text:p text:style-name="P1">17. Footnote for quality of patient care star rating (Text) –If the rating value is missing (blank), the </text:p>
      <text:p text:style-name="P1">reason the rating was not calculated is explained here. </text:p>
      <text:p text:style-name="P1"/>
      <text:p text:style-name="P1">18. How often the home health team began their patients' care in a timely manner (Numeric) – The </text:p>
      <text:p text:style-name="P1">measure percentage as reported on Home Health Compare. </text:p>
      <text:p text:style-name="P3"/>
      <text:p text:style-name="P1">19. Footnote for how often the home health team began their patients' care in a timely manner (Text) –If the measure value is missing (blank), the reason the measure was not calculated is explained here. </text:p>
      <text:p text:style-name="P1"/>
      <text:p text:style-name="P1">20. How often the home health team taught patients (or their family caregivers) about their drugs </text:p>
      <text:p text:style-name="P1">(Numeric) – The measure percentage as reported on Home Health Compare. </text:p>
      <text:p text:style-name="P1"/>
      <text:p text:style-name="P1">21. Footnote for how often the home health team taught patients (or their family caregivers) about </text:p>
      <text:p text:style-name="P1">their drugs (Text) –If the measure value is missing (blank), the reason the measure was not </text:p>
      <text:p text:style-name="P1">calculated is explained here. </text:p>
      <text:p text:style-name="P1"/>
      <text:p text:style-name="P1">22. How often the home health team checked patients' risk of falling (Numeric) – The measure </text:p>
      <text:p text:style-name="P1">percentage as reported on Home Health Compare. </text:p>
      <text:p text:style-name="P1"/>
      <text:p text:style-name="P1">23. Footnote for how often the home health team checked patients' risk of falling (Text) –If the </text:p>
      <text:p text:style-name="P1">measure value is missing (blank), the reason the measure was not calculated is explained here. </text:p>
      <text:p text:style-name="P1"/>
      <text:p text:style-name="P1">24. How often the home health team checked patients for depression (Numeric) – The measure </text:p>
      <text:p text:style-name="P1">percentage as reported on Home Health Compare. </text:p>
      <text:p text:style-name="P1"/>
      <text:p text:style-name="P1">25. Footnote for how often the home health team checked patients for depression (Text) –If the </text:p>
      <text:p text:style-name="P1">measure value is missing (blank), the reason the measure was not calculated is explained here. </text:p>
      <text:p text:style-name="P1"/>
      <text:p text:style-name="P1">26. How often the home health team determined whether patients received a flu shot for the current </text:p>
      <text:p text:style-name="P1"><text:soft-page-break/>flu season (Numeric) – The measure percentage as reported on Home Health Compare. </text:p>
      <text:p text:style-name="P1"/>
      <text:p text:style-name="P1">27. Footnote for how often the home health team determined whether patients received a flu shot for the current flu season (Text) –If the measure value is missing (blank), the reason the measure </text:p>
      <text:p text:style-name="P1">was not calculated is explained here. </text:p>
      <text:p text:style-name="P1"/>
      <text:p text:style-name="P1">28. How often the home health team determined whether their patients received a pneumococcal </text:p>
      <text:p text:style-name="P1">vaccine (pneumonia shot) (Numeric) – The measure percentage as reported on Home Health </text:p>
      <text:p text:style-name="P1">Compare. </text:p>
      <text:p text:style-name="P1"/>
      <text:p text:style-name="P1">29. Footnote as how often the home health team determined whether their patients received a </text:p>
      <text:p text:style-name="P1">pneumococcal vaccine (pneumonia shot) (Text) –If the measure value is missing (blank), the </text:p>
      <text:p text:style-name="P1">reason the measure was not calculated is explained here. </text:p>
      <text:p text:style-name="P1"/>
      <text:p text:style-name="P1">30. With diabetes, how often the home health team got doctor's orders, gave foot care, and taught </text:p>
      <text:p text:style-name="P1">patients about foot care (Numeric) – The measure percentage as reported on Home Health </text:p>
      <text:p text:style-name="P1">Compare. </text:p>
      <text:p text:style-name="P1"/>
      <text:p text:style-name="P1">31. Footnote for how often the home health team got doctor's orders, gave foot care, and taught </text:p>
      <text:p text:style-name="P1">patients about foot care (Text) –If the measure value is missing (blank), the reason the measure </text:p>
      <text:p text:style-name="P1">was not calculated is explained here. </text:p>
      <text:p text:style-name="P1"/>
      <text:p text:style-name="P1">32. How often patients got better at walking or moving around (Numeric) – The measure percentage </text:p>
      <text:p text:style-name="P1">as reported on Home Health Compare. </text:p>
      <text:p text:style-name="P1"/>
      <text:p text:style-name="P1">33. Footnote for how often patients got better at walking or moving around (Text) –If the measure </text:p>
      <text:p text:style-name="P1">value is missing (blank), the reason the measure was not calculated is explained here.</text:p>
      <text:p text:style-name="P1"/>
      <text:p text:style-name="P1">34. How often patients got better at getting in and out of bed (Numeric) – The measure percentage as reported on Home Health Compare. </text:p>
      <text:p text:style-name="P1"/>
      <text:p text:style-name="P1">35. Footnote for how often patients got better at getting in and out of bed (Text) –If the measure </text:p>
      <text:p text:style-name="P1">value is missing (blank), the reason the measure was not calculated is explained here. </text:p>
      <text:p text:style-name="P1"/>
      <text:p text:style-name="P1">36. How often patients got better at bathing (Numeric) – The measure percentage as reported on </text:p>
      <text:p text:style-name="P1">Home Health Compare. </text:p>
      <text:p text:style-name="P1"/>
      <text:p text:style-name="P1">37. Footnote for how often patients got better at bathing (Text) –If the measure value is missing </text:p>
      <text:p text:style-name="P1">(blank), the reason the measure was not calculated is explained here. </text:p>
      <text:p text:style-name="P1"/>
      <text:p text:style-name="P1">38. How often patients had less pain when moving around (Numeric) – The measure percentage as </text:p>
      <text:p text:style-name="P1">reported on Home Health Compare. </text:p>
      <text:p text:style-name="P1"/>
      <text:p text:style-name="P1">39. Footnote for how often patients had less pain when moving around (Text) –If the measure value </text:p>
      <text:p text:style-name="P1">is missing (blank), the reason the measure was not calculated is explained here. </text:p>
      <text:p text:style-name="P1"/>
      <text:p text:style-name="P1">40. How often patients' breathing improved (Numeric) – The measure percentage as reported on </text:p>
      <text:p text:style-name="P1">Home Health Compare. </text:p>
      <text:p text:style-name="P1"/>
      <text:p text:style-name="P1">41. Footnote for how often patients' breathing improved (Text) –If the measure value is missing </text:p>
      <text:p text:style-name="P1">(blank), the reason the measure was not calculated is explained here. </text:p>
      <text:p text:style-name="P1"/>
      <text:p text:style-name="P1"><text:soft-page-break/>42. How often patients' wounds improved or healed after an operation (Numeric) – The measure </text:p>
      <text:p text:style-name="P1">percentage as reported on Home Health Compare. </text:p>
      <text:p text:style-name="P1"/>
      <text:p text:style-name="P1">43. Footnote for how often patients' wounds improved or healed after an operation (Text) –If the </text:p>
      <text:p text:style-name="P1">measure value is missing (blank), the reason the measure was not calculated is explained here. </text:p>
      <text:p text:style-name="P1"/>
      <text:p text:style-name="P1">44. How often patients got better at taking their drugs correctly by mouth (Numeric) – The measure </text:p>
      <text:p text:style-name="P1">percentage as reported on Home Health Compare. </text:p>
      <text:p text:style-name="P1"/>
      <text:p text:style-name="P1">45. Footnote for how often patients got better at taking their drugs correctly by mouth (Text) –If the </text:p>
      <text:p text:style-name="P1">measure value is missing (blank), the reason the measure was not calculated is explained here. </text:p>
      <text:p text:style-name="P1"/>
      <text:p text:style-name="P1">46. How often home health patients had to be admitted to the hospital (Numeric) – The measure </text:p>
      <text:p text:style-name="P1">percentage as reported on Home Health Compare. </text:p>
      <text:p text:style-name="P1"/>
      <text:p text:style-name="P1">47. Footnote for how often home health patients had to be admitted to the hospital (Text) –If the </text:p>
      <text:p text:style-name="P1">measure value is missing (blank), the reason the measure was not calculated is explained here. </text:p>
      <text:p text:style-name="P1"/>
      <text:p text:style-name="P1">48. How often patients receiving home health care needed urgent, unplanned care in the ER without </text:p>
      <text:p text:style-name="P1">being admitted (Numeric) – The measure percentage as reported on Home Health Compare. </text:p>
      <text:p text:style-name="P1"/>
      <text:p text:style-name="P1">49. Footnote for how often patients receiving home health care needed urgent, unplanned care in the </text:p>
      <text:p text:style-name="P1">ER without being admitted (Text) –If the measure value is missing (blank), the reason the </text:p>
      <text:p text:style-name="P1">measure was not calculated is explained here. </text:p>
      <text:p text:style-name="P1"/>
      <text:p text:style-name="P1">50. How often home health patients, who have had a recent hospital stay, had to be re-admitted to </text:p>
      <text:p text:style-name="P1">the hospital (Text) – One of the following descriptive phrases: “Better than expected”, “Same as </text:p>
      <text:p text:style-name="P1">expected” or “Worse than expected” </text:p>
      <text:p text:style-name="P1"/>
      <text:p text:style-name="P1">51. Footnote for how often home health patients, who have had a recent hospital stay, had to be re- </text:p>
      <text:p text:style-name="P1">admitted to the hospital (Text) –If the measure value is missing (blank), the reason the measure </text:p>
      <text:p text:style-name="P1">was not calculated is explained here. </text:p>
      <text:p text:style-name="P1"/>
      <text:p text:style-name="P1">52. How often home health patients, who have had a recent hospital stay, received care in the </text:p>
      <text:p text:style-name="P1">hospital emergency room without being readmitted to the hospital (Text) – One of the following </text:p>
      <text:p text:style-name="P1">descriptive phrases: “Better than expected”, “Same as expected” or “Worse than expected” </text:p>
      <text:p text:style-name="P1"/>
      <text:p text:style-name="P1">53. Footnote for how often home health patients, who have had a recent hospital stay, received care </text:p>
      <text:p text:style-name="P1">in the hospital emergency room without being readmitted to the hospital (Text) –If the measure </text:p>
      <text:p text:style-name="P1">value is missing (blank), the reason the measure was not calculated is explained here. </text:p>
      <text:p text:style-name="P3"/>
      <text:p text:style-name="P1">54. Footnote (Text) – General Footnote.</text:p>
      <text:p text:style-name="P1"/>
      <text:p text:style-name="P6"/>
      <text:p text:style-name="P6"/>
      <text:p text:style-name="P6"/>
      <text:p text:style-name="P6"/>
      <text:p text:style-name="P6"/>
      <text:p text:style-name="P6"/>
      <text:p text:style-name="P6"/>
      <text:p text:style-name="P6"/>
      <text:p text:style-name="P6"/>
      <text:p text:style-name="P6"><text:soft-page-break/></text:p>
      <text:p text:style-name="P6">HHC_SOCRATA_STATE.csv (18 columns) </text:p>
      <text:p text:style-name="P1"/>
      <text:p text:style-name="P1">This file contains state averages for the patient outcome and process measures reported on Home Health Compare. </text:p>
      <text:p text:style-name="P1"/>
      <text:p text:style-name="P1">1.State (Text) – The two character postal code for the state or territory. </text:p>
      <text:p text:style-name="P3"/>
      <text:p text:style-name="P1">2.Quality of patient care star rating (Numeric) – A rating from 1 through 5, in increments of 0.5. </text:p>
      <text:p text:style-name="P1"/>
      <text:p text:style-name="P1">3.How often the home health team began their patients' care in a timely manner (Numeric) </text:p>
      <text:p text:style-name="P1"/>
      <text:p text:style-name="P1">4.How often the home health team taught patients (or their family caregivers) about their drugs </text:p>
      <text:p text:style-name="P1">(Numeric) </text:p>
      <text:p text:style-name="P1"/>
      <text:p text:style-name="P1">5. How often the home health team checked patients' risk of falling (Numeric) </text:p>
      <text:p text:style-name="P1"/>
      <text:p text:style-name="P1">6. How often the home health team checked patients for depression (Numeric) </text:p>
      <text:p text:style-name="P1"/>
      <text:p text:style-name="P1">7. How often the home health team determined whether patients received a flu shot for the current </text:p>
      <text:p text:style-name="P1">flu season (Numeric) </text:p>
      <text:p text:style-name="P1"/>
      <text:p text:style-name="P1">8. How often the home health team determined whether their patients received a pneumococcal </text:p>
      <text:p text:style-name="P1">vaccine (pneumonia shot) (Numeric) </text:p>
      <text:p text:style-name="P1"/>
      <text:p text:style-name="P1">9. With diabetes, how often the home health team got doctor's orders, gave foot care, and taught </text:p>
      <text:p text:style-name="P1">patients about foot care (Numeric) </text:p>
      <text:p text:style-name="P1"/>
      <text:p text:style-name="P1">10. How often patients got better at walking or moving around (Numeric) </text:p>
      <text:p text:style-name="P1"/>
      <text:p text:style-name="P1">11. How often patients got better at getting in and out of bed (Numeric) </text:p>
      <text:p text:style-name="P1"/>
      <text:p text:style-name="P1">12. How often patients got better at bathing (Numeric) </text:p>
      <text:p text:style-name="P1"/>
      <text:p text:style-name="P1">13. How often patients had less pain when moving around (Numeric) </text:p>
      <text:p text:style-name="P1"/>
      <text:p text:style-name="P1">14. How often patients' breathing improved (Numeric) </text:p>
      <text:p text:style-name="P1"/>
      <text:p text:style-name="P1">15. How often patients' wounds improved or healed after an operation (Numeric) </text:p>
      <text:p text:style-name="P1"/>
      <text:p text:style-name="P1">16. How often patients got better at taking their drugs correctly by mouth (Numeric) </text:p>
      <text:p text:style-name="P1"/>
      <text:p text:style-name="P1">17. How often home health patients had to be admitted to the hospital (Numeric) </text:p>
      <text:p text:style-name="P1"/>
      <text:p text:style-name="P1">18. How often patients receiving home health care needed urgent, unplanned care in the ER without </text:p>
      <text:p text:style-name="P1">being admitted (Numeric) </text:p>
      <text:p text:style-name="P1"/>
      <text:p text:style-name="P1"/>
      <text:p text:style-name="P6">HHC_SOCRATA_NATIONAL.csv (18 columns) </text:p>
      <text:p text:style-name="P1">This file contains national averages for the patient outcome and process measures reported on Home </text:p>
      <text:p text:style-name="P1">Health Compare. </text:p>
      <text:p text:style-name="P1"/>
      <text:p text:style-name="P1"><text:soft-page-break/>1.Country (Text) – A constant value, equal to “Nation” </text:p>
      <text:p text:style-name="P1"/>
      <text:p text:style-name="P1">2.Quality of patient care star rating (Numeric) – A rating from 1 through 5, in increments of 0.5. </text:p>
      <text:p text:style-name="P1"/>
      <text:p text:style-name="P1">3.How often the home health team began their patients' care in a timely manner (Numeric) </text:p>
      <text:p text:style-name="P1"/>
      <text:p text:style-name="P1">4.How often the home health team taught patients (or their family caregivers) about their drugs </text:p>
      <text:p text:style-name="P1">(Numeric) </text:p>
      <text:p text:style-name="P1"/>
      <text:p text:style-name="P1">5.How often the home health team checked patients' risk of falling (Numeric) </text:p>
      <text:p text:style-name="P1"/>
      <text:p text:style-name="P1">6.How often the home health team checked patients for depression (Numeric) </text:p>
      <text:p text:style-name="P1"/>
      <text:p text:style-name="P1">7.How often the home health team determined whether patients received a flu shot for the current </text:p>
      <text:p text:style-name="P1">flu season (Numeric) </text:p>
      <text:p text:style-name="P1"/>
      <text:p text:style-name="P1">8.How often the home health team determined whether their patients received a pneumococcal </text:p>
      <text:p text:style-name="P1">vaccine (pneumonia shot) (Numeric) </text:p>
      <text:p text:style-name="P1"/>
      <text:p text:style-name="P1">9.With diabetes, how often the home health team got doctor's orders, gave foot care, and taught </text:p>
      <text:p text:style-name="P1">patients about foot care (Numeric)</text:p>
      <text:p text:style-name="P1"/>
      <text:p text:style-name="P1">10. How often patients got better at walking or moving around (Numeric) </text:p>
      <text:p text:style-name="P1"/>
      <text:p text:style-name="P1">11. How often patients got better at getting in and out of bed (Numeric) </text:p>
      <text:p text:style-name="P1"/>
      <text:p text:style-name="P1">12. How often patients got better at bathing (Numeric) </text:p>
      <text:p text:style-name="P1"/>
      <text:p text:style-name="P1">13. How often patients had less pain when moving around (Numeric) </text:p>
      <text:p text:style-name="P1"/>
      <text:p text:style-name="P1">14. How often patients' breathing improved (Numeric) </text:p>
      <text:p text:style-name="P1"/>
      <text:p text:style-name="P1">15. How often patients' wounds improved or healed after an operation (Numeric) </text:p>
      <text:p text:style-name="P1"/>
      <text:p text:style-name="P1">16. How often patients got better at taking their drugs correctly by mouth (Numeric) </text:p>
      <text:p text:style-name="P1"/>
      <text:p text:style-name="P1">17. How often home health patients had to be admitted to the hospital (Numeric) </text:p>
      <text:p text:style-name="P1"/>
      <text:p text:style-name="P1">18. How often patients receiving home health care needed urgent, unplanned care in the ER without </text:p>
      <text:p text:style-name="P1">being admitted (Numeric) </text:p>
      <text:p text:style-name="P6"/>
      <text:p text:style-name="P6"/>
      <text:p text:style-name="P6">HHC_SOCRATA_ZIP.csv (3 columns) </text:p>
      <text:p text:style-name="P1">This file contains information on the areas served by the home health agency. It is based on OASIS </text:p>
      <text:p text:style-name="P1">assessments submitted by the home health agency during the data collection period. There is one record for each ZIP code in which there was at least one patient served by the home health agency. </text:p>
      <text:p text:style-name="P1"/>
      <text:p text:style-name="P1">1. State (Text) – The two character postal code for the state or territory in which the home health </text:p>
      <text:p text:style-name="P1">agency is located. </text:p>
      <text:p text:style-name="P1"/>
      <text:p text:style-name="P1">2. CMS Certification Number (CCN) (Text) – The six character identification number assigned to </text:p>
      <text:p text:style-name="P1">the home health agency by CMS. </text:p>
      <text:p text:style-name="P1"><text:soft-page-break/></text:p>
      <text:p text:style-name="P1">3. ZIP Code (Text) – The five-digit ZIP code where service was provided. </text:p>
      <text:p text:style-name="P1"/>
      <text:p text:style-name="P6">HHC_SOCRATA_HHCAHPS_PRVDR.csv (39 columns) </text:p>
      <text:p text:style-name="P6"/>
      <text:p text:style-name="P1">This file contains information on the Patient Experience of Care Survey results for each home health agency. </text:p>
      <text:p text:style-name="P1"/>
      <text:p text:style-name="P1">1. State (Text) – The two character postal code for the state or territory in which the home health </text:p>
      <text:p text:style-name="P1">agency is located. </text:p>
      <text:p text:style-name="P1"/>
      <text:p text:style-name="P1">2. CMS Certification Number (CCN) (Text) – The six character identification number assigned to </text:p>
      <text:p text:style-name="P1">the home health agency by CMS. </text:p>
      <text:p text:style-name="P1"/>
      <text:p text:style-name="P1">3. Provider Name (Text) – The name of the home health agency as it appears in the CMS </text:p>
      <text:p text:style-name="P1">certification system. </text:p>
      <text:p text:style-name="P1"/>
      <text:p text:style-name="P1">4. Address (Text) – The street address of the home health agency. </text:p>
      <text:p text:style-name="P1"/>
      <text:p text:style-name="P1">5. City (Text) – The city in which the home health agency is located. </text:p>
      <text:p text:style-name="P1"/>
      <text:p text:style-name="P1">6. Zip (Text) – The five-digit ZIP code of the home health agency. </text:p>
      <text:p text:style-name="P1"/>
      <text:p text:style-name="P1">7. Phone (Text) – The ten-digit telephone number of the home health agency. </text:p>
      <text:p text:style-name="P1"/>
      <text:p text:style-name="P1">8. Type of Ownership (Text) – The provider type of the home health agency. Note that this column </text:p>
      <text:p text:style-name="P1">is not the same as the column of the same name on the HHC_SOCRATA_PRVDR.csv file. </text:p>
      <text:p text:style-name="P1">Categories include: </text:p>
      <text:p text:style-name="P1"> Visiting Nurse Association </text:p>
      <text:p text:style-name="P1"> Combination Government Voluntary </text:p>
      <text:p text:style-name="P1"> Official Health Agency </text:p>
      <text:p text:style-name="P1"> Rehabilitation Facility Based Program </text:p>
      <text:p text:style-name="P1"> Hospital Based Program </text:p>
      <text:p text:style-name="P1"> Skilled Nursing Facility Based Program Other (Freestanding) </text:p>
      <text:p text:style-name="P1"> HHA Branch </text:p>
      <text:p text:style-name="P2"/>
      <text:p text:style-name="P1">9. Offers Nursing Care Services (Text) – Yes or No. </text:p>
      <text:p text:style-name="P1"/>
      <text:p text:style-name="P1">10. Offers Physical Therapy Services (Text) – Yes or No. </text:p>
      <text:p text:style-name="P1"/>
      <text:p text:style-name="P1">11. Offers Occupational Therapy Services (Text) – Yes or No. </text:p>
      <text:p text:style-name="P1"/>
      <text:p text:style-name="P1">12. Offers Speech Pathology Services (Text) – Yes or No. </text:p>
      <text:p text:style-name="P1"/>
      <text:p text:style-name="P1">13. Offers Medical Social Services (Text) – Yes or No. </text:p>
      <text:p text:style-name="P1"/>
      <text:p text:style-name="P1">14. Offers Home Health Aide Services (Text) – Yes or No. </text:p>
      <text:p text:style-name="P1"/>
      <text:p text:style-name="P1">15. Date Certified (Date) – The original date the home health agency was certified to participate in </text:p>
      <text:p text:style-name="P1">the Medicare program. </text:p>
      <text:p text:style-name="P1"/>
      <text:p text:style-name="P1">16. HHCAHPS Survey Summary Star Rating (Text)—Not Available if not calculated. </text:p>
      <text:p text:style-name="P1"><text:soft-page-break/></text:p>
      <text:p text:style-name="P1">17. Footnote for HHCAHPS Survey Summary Star Rating (Text) – Cautionary message when the </text:p>
      <text:p text:style-name="P1">number of surveys is small, or explanation if measure value was not calculated. </text:p>
      <text:p text:style-name="P1"/>
      <text:p text:style-name="P1">18. Star Rating for how often patients reported that their home health team gave care in a </text:p>
      <text:p text:style-name="P1">professional way (Text)—Not Available if not calculated. </text:p>
      <text:p text:style-name="P1"/>
      <text:p text:style-name="P1">19. Footnote for Star Rating for how often patients reported that their home health team gave care in </text:p>
      <text:p text:style-name="P1">a professional way (Text) – Cautionary message when the number of surveys is small, or </text:p>
      <text:p text:style-name="P1">explanation if measure value was not calculated. </text:p>
      <text:p text:style-name="P1"/>
      <text:p text:style-name="P1">20. Percent of patients who reported that their home health team gave care in a professional way </text:p>
      <text:p text:style-name="P1">(Text) – The measure percentage as reported on Home Health Compare (N/A if measure not </text:p>
      <text:p text:style-name="P1">calculated). </text:p>
      <text:p text:style-name="P1"/>
      <text:p text:style-name="P1">21. Footnote for percent of patients who reported that their home health team gave care in a </text:p>
      <text:p text:style-name="P1">professional way (Text) – Cautionary message when the number of surveys is small, or </text:p>
      <text:p text:style-name="P1">explanation if measure value was not calculated. </text:p>
      <text:p text:style-name="P1"/>
      <text:p text:style-name="P1">22. Star Rating for how often patients reported that their home health team communicated well with </text:p>
      <text:p text:style-name="P1">them (Text)—Not Available if not calculated. </text:p>
      <text:p text:style-name="P1"/>
      <text:p text:style-name="P1">23. Footnote for Star Rating for how often patients reported that their home health team </text:p>
      <text:p text:style-name="P1">communicated well with them (Text) – Cautionary message when the number of surveys is </text:p>
      <text:p text:style-name="P1">small, or explanation if measure value was not calculated. </text:p>
      <text:p text:style-name="P1"/>
      <text:p text:style-name="P1">24. Percent of patients who reported that their home health team communicated well with them </text:p>
      <text:p text:style-name="P1">(Text) – The measure percentage as reported on Home Health Compare (N/A if measure not </text:p>
      <text:p text:style-name="P1">calculated). </text:p>
      <text:p text:style-name="P1"/>
      <text:p text:style-name="P1">25. Footnote for percent of patients who reported that their home health team communicated well </text:p>
      <text:p text:style-name="P1">with them (Text) – Cautionary message when the number of surveys is small, or explanation if </text:p>
      <text:p text:style-name="P1">measure value was not calculated. </text:p>
      <text:p text:style-name="P1"/>
      <text:p text:style-name="P1">26. Star Rating for whether patients reported that their home health team discussed medicines, pain, </text:p>
      <text:p text:style-name="P1">and home safety with them (Text)—Not Available if not calculated. </text:p>
      <text:p text:style-name="P1"/>
      <text:p text:style-name="P1">27. Footnote for Star Rating for whether patients reported that their home health team discussed </text:p>
      <text:p text:style-name="P1">medicines, pain, and home safety with them (Text) – Cautionary message when the number of </text:p>
      <text:p text:style-name="P1">surveys is small, or explanation if measure value was not calculated. </text:p>
      <text:p text:style-name="P1"/>
      <text:p text:style-name="P1">28. Percent of patients who reported that their home health team discussed medicines, pain, and </text:p>
      <text:p text:style-name="P1">home safety with them (Text) – The measure percentage as reported on Home Health Compare </text:p>
      <text:p text:style-name="P1">(N/A if measure not calculated). </text:p>
      <text:p text:style-name="P1"/>
      <text:p text:style-name="P1">29. Footnote for percent of patients who reported that their home health team discussed medicines, </text:p>
      <text:p text:style-name="P1">pain, and home safety with them (Text) – Cautionary message when the number of surveys is </text:p>
      <text:p text:style-name="P4">small, or explanation if measure value was not calculated.</text:p>
      <text:p text:style-name="P4"/>
      <text:p text:style-name="P4">30. Star Rating for how patients rated the overall care they received from their home health agency </text:p>
      <text:p text:style-name="P1">(Text)—Not Available if not calculated. </text:p>
      <text:p text:style-name="P1"/>
      <text:p text:style-name="P1"><text:soft-page-break/>31. Footnote for Star Rating for how patients rated the overall care they received from their home </text:p>
      <text:p text:style-name="P1">health agency (Text) – Cautionary message when the number of surveys is small, or explanation </text:p>
      <text:p text:style-name="P1">if measure value was not calculated. </text:p>
      <text:p text:style-name="P1"/>
      <text:p text:style-name="P1">32. Percent of patients who gave their home health agency a rating of 9 or 10 on a scale from 0 </text:p>
      <text:p text:style-name="P1">(lowest) to 10 (highest) (Text) – The measure percentage as reported on Home Health Compare </text:p>
      <text:p text:style-name="P1">(N/A if measure not calculated). </text:p>
      <text:p text:style-name="P1"/>
      <text:p text:style-name="P1">33. Footnote for percent of patients who gave their home health agency a rating of 9 or 10 on a scale </text:p>
      <text:p text:style-name="P1">from 0 (lowest) to 10 (highest) (Text) – Cautionary message when the number of surveys is </text:p>
      <text:p text:style-name="P1">small, or explanation if measure value was not calculated. </text:p>
      <text:p text:style-name="P1"/>
      <text:p text:style-name="P1">34. Percent of patients who reported YES, they would definitely recommend the home health agency to friends and family (Text) – The measure percentage as reported on Home Health Compare (N/A if measure not calculated). </text:p>
      <text:p text:style-name="P1"/>
      <text:p text:style-name="P1">35. Footnote for percent of patients who reported YES, they would definitely recommend the home </text:p>
      <text:p text:style-name="P1">health agency to friends and family (Text) – Cautionary message when the number of surveys is </text:p>
      <text:p text:style-name="P1">small, or explanation if measure value was not calculated. </text:p>
      <text:p text:style-name="P1"/>
      <text:p text:style-name="P1">36. Number of completed Surveys (Text) – The number of surveys on which the experience of care </text:p>
      <text:p text:style-name="P1">measures are based (N/A if no surveys completed). </text:p>
      <text:p text:style-name="P1"/>
      <text:p text:style-name="P1">37. Footnote for number of completed surveys (Text) – Cautionary message when the number of </text:p>
      <text:p text:style-name="P1">surveys is small, or explanation if no surveys were completed. </text:p>
      <text:p text:style-name="P1"/>
      <text:p text:style-name="P1">38. Response rate (Text) – Percentage of patients contacted who completed survey (N/A if no </text:p>
      <text:p text:style-name="P1">surveys completed). </text:p>
      <text:p text:style-name="P1"/>
      <text:p text:style-name="P1">39. Footnote for response rate (Text) – Cautionary message when the number of surveys is small, or </text:p>
      <text:p text:style-name="P1">explanation if response rate was not calculated. </text:p>
      <text:p text:style-name="P1"/>
      <text:p text:style-name="P1"/>
      <text:p text:style-name="P6">HHC_SOCRATA_HHCAHPS_NATIONAL.csv (8 columns) </text:p>
      <text:p text:style-name="P6"/>
      <text:p text:style-name="P1">This file contains national averages for the patient experience of care survey measures. </text:p>
      <text:p text:style-name="P1"/>
      <text:p text:style-name="P1">1. Country (Text) – A constant value, equal to “Nation”. </text:p>
      <text:p text:style-name="P1"/>
      <text:p text:style-name="P1">2. Percent of patients who reported that their home health team gave care in a professional way </text:p>
      <text:p text:style-name="P1">(Numeric). </text:p>
      <text:p text:style-name="P1"/>
      <text:p text:style-name="P1">3. Percent of patients who reported that their home health team communicated well with them </text:p>
      <text:p text:style-name="P1">(Numeric). </text:p>
      <text:p text:style-name="P1"/>
      <text:p text:style-name="P1">4. Percent of patients who reported that their home health team discussed medicines, pain, and </text:p>
      <text:p text:style-name="P1">home safety with them (Numeric). </text:p>
      <text:p text:style-name="P1"/>
      <text:p text:style-name="P1">5. Percent of patients who gave their home health agency a rating of 9 or 10 on a scale from 0 </text:p>
      <text:p text:style-name="P1">(lowest) to 10 (highest) (Numeric). </text:p>
      <text:p text:style-name="P1"/>
      <text:p text:style-name="P1"><text:soft-page-break/>6. Percent of patients who reported YES, they would definitely recommend the home health agency </text:p>
      <text:p text:style-name="P1">to friends and family (Numeric). </text:p>
      <text:p text:style-name="P1"/>
      <text:p text:style-name="P1">7. Number of completed Surveys (Numeric) – This column is not populated. </text:p>
      <text:p text:style-name="P1"/>
      <text:p text:style-name="P1">8. Response rate (Numeric) – This column is not <text:s/>populated.</text:p>
      <text:p text:style-name="P3"/>
      <text:p text:style-name="P3"/>
      <text:p text:style-name="P6">HHC_SOCRATA_HHCAHPS_STATE.csv (8 columns) </text:p>
      <text:p text:style-name="P1">This file contains state averages for the patient experience of care survey measures. </text:p>
      <text:p text:style-name="P1"/>
      <text:p text:style-name="P1">1. State (Text) – The two character postal code for the state or territory. </text:p>
      <text:p text:style-name="P1"/>
      <text:p text:style-name="P1">2. Percent of patients who reported that their home health team gave care in a professional way </text:p>
      <text:p text:style-name="P1">(Numeric) </text:p>
      <text:p text:style-name="P1"/>
      <text:p text:style-name="P1">3. Percent of patients who reported that their home health team communicated well with them </text:p>
      <text:p text:style-name="P1">(Numeric) </text:p>
      <text:p text:style-name="P1"/>
      <text:p text:style-name="P1">4. Percent of patients who reported that their home health team discussed medicines, pain, and </text:p>
      <text:p text:style-name="P1">home safety with them (Numeric) </text:p>
      <text:p text:style-name="P1"/>
      <text:p text:style-name="P1">5. Percent of patients who gave their home health agency a rating of 9 or 10 on a scale from 0 </text:p>
      <text:p text:style-name="P1">(lowest) to 10 (highest) (Numeric) </text:p>
      <text:p text:style-name="P1"/>
      <text:p text:style-name="P1">6. Percent of patients who reported YES, they would definitely recommend the home health agency </text:p>
      <text:p text:style-name="P1">to friends and family (Numeric) </text:p>
      <text:p text:style-name="P1"/>
      <text:p text:style-name="P1">7. Number of completed Surveys (Numeric) – This column is not populated </text:p>
      <text:p text:style-name="P1"/>
      <text:p text:style-name="P1">8. Response rate (Numeric) – This column is not populated </text:p>
      <text:p text:style-name="P3"/>
      <text:p text:style-name="P3"/>
      <text:p text:style-name="P6">HHC_SOCRATA_MSR_DT_RNG.csv (2 columns) </text:p>
      <text:p text:style-name="P6"/>
      <text:p text:style-name="P1">This file contains the beginning and end dates of the data collection period for each measure reported on Home Health Compare. </text:p>
      <text:p text:style-name="P2"/>
      <text:p text:style-name="P1">1. Measure Name (Text) – The descriptive measure name as it appears on Home Health Compare. </text:p>
      <text:p text:style-name="P1"/>
      <text:p text:style-name="P1">2. Measure Date Range (Text) – The months covered by the data collection period for this measure. </text:p>
      <text:p text:style-name="P1"/>
      <text:p text:style-name="P3"/>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2-13T23:27:51.628186561</meta:creation-date>
    <dc:date>2017-12-23T18:15:28.655908333</dc:date>
    <meta:editing-duration>PT4M34S</meta:editing-duration>
    <meta:editing-cycles>5</meta:editing-cycles>
    <meta:generator>LibreOffice/4.2.3.3$Linux_x86 LibreOffice_project/420m0$Build-3</meta:generator>
    <meta:document-statistic meta:table-count="0" meta:image-count="0" meta:object-count="0" meta:page-count="10" meta:paragraph-count="307" meta:word-count="3435" meta:character-count="21549" meta:non-whitespace-character-count="18044"/>
  </office:meta>
</office:document-meta>
</file>